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as-char" svg:y="-0.172in" svg:width="1.8654in" svg:height="0.207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6T19:34:10</meta:creation-date>
    <dc:date>2013-08-16T19:35:15</dc:date>
    <meta:editing-duration>PT6S</meta:editing-duration>
    <meta:editing-cycles>2</meta:editing-cycles>
    <meta:generator>LibreOffice/3.6$MacOSX_x86 LibreOffice_project/5b93205-6e6b3fc-7830f6d-c08ad66-1d9bf4</meta:generator>
    <meta:document-statistic meta:table-count="0" meta:image-count="0" meta:object-count="1" meta:page-count="1" meta:paragraph-count="1" meta:word-count="0" meta:character-count="1" meta:non-whitespace-character-count="0"/>
  </office:meta>
</office:document-meta>
</file>

<file path=Object 1/content.xml><?xml version="1.0" encoding="utf-8"?>
<math xmlns="http://www.w3.org/1998/Math/MathML">
  <semantics>
    <mrow>
      <mrow>
        <mrow>
          <mi mathvariant="italic">Power</mi>
          <mo stretchy="false">∝</mo>
          <mi mathvariant="italic">Area</mi>
        </mrow>
        <mo stretchy="false">∝</mo>
        <msup>
          <mi mathvariant="italic">Diameter</mi>
          <mn>2</mn>
        </msup>
      </mrow>
    </mrow>
    <annotation encoding="StarMath 5.0">Power prop Area prop Diameter ^ 2 </annotation>
  </semantics>
</math>
</file>